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syncTesting.cleanUp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AsyncTesting.runAfter( final int delayMillis , final Runnable runnabl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AsyncTesting.run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